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officeooo:rsid="0016f67e" officeooo:paragraph-rsid="00131365" style:font-size-asian="18pt" style:font-style-asian="italic" style:font-size-complex="18pt" style:font-style-complex="italic"/>
    </style:style>
    <style:style style:name="P2" style:family="paragraph" style:parent-style-name="Heading_20_1">
      <style:paragraph-properties fo:text-align="center" style:justify-single-word="false" fo:keep-with-next="always"/>
      <style:text-properties style:font-name="Liberation Mono" fo:font-size="18pt" fo:font-style="italic" officeooo:rsid="0016f67e" officeooo:paragraph-rsid="00131365" style:font-size-asian="18pt" style:font-style-asian="italic" style:font-size-complex="18pt" style:font-style-complex="italic"/>
    </style:style>
    <style:style style:name="P3" style:family="paragraph" style:parent-style-name="Heading_20_3">
      <style:paragraph-properties fo:text-align="justify" style:justify-single-word="false"/>
      <style:text-properties style:font-name="Liberation Mono" officeooo:rsid="0016f67e" officeooo:paragraph-rsid="00131365"/>
    </style:style>
    <style:style style:name="P4" style:family="paragraph" style:parent-style-name="Heading_20_3">
      <style:paragraph-properties fo:text-align="justify" style:justify-single-word="false" fo:keep-with-next="always"/>
      <style:text-properties style:font-name="Liberation Mono" officeooo:rsid="0016f67e" officeooo:paragraph-rsid="00131365"/>
    </style:style>
    <style:style style:name="P5" style:family="paragraph" style:parent-style-name="Heading_20_3">
      <style:paragraph-properties fo:text-align="justify" style:justify-single-word="false" fo:keep-with-next="always"/>
      <style:text-properties officeooo:paragraph-rsid="00131365"/>
    </style:style>
    <style:style style:name="P6" style:family="paragraph" style:parent-style-name="Text_20_body">
      <style:paragraph-properties fo:text-align="center" style:justify-single-word="false"/>
      <style:text-properties style:font-name="Liberation Mono" fo:font-size="18pt" fo:font-style="italic" officeooo:rsid="0016f67e" officeooo:paragraph-rsid="00131365" style:font-size-asian="18pt" style:font-style-asian="italic" style:font-size-complex="18pt" style:font-style-complex="italic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size="14pt" officeooo:rsid="0016f67e" officeooo:paragraph-rsid="00131365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Liberation Mono" fo:font-size="14pt" officeooo:paragraph-rsid="00131365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officeooo:paragraph-rsid="00131365"/>
    </style:style>
    <style:style style:name="T1" style:family="text">
      <style:text-properties style:font-name="Liberation Mono" officeooo:rsid="0016f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quisições em API</text:h>
      <text:p text:style-name="P6"/>
      <text:h text:style-name="P4" text:outline-level="3"><text:bookmark text:name="introdução Copia 1"/>Introdução</text:h>
      <text:p text:style-name="P9"><text:span text:style-name="T1"/></text:p>
      <text:p text:style-name="P7">Nesta aula, vamos abordar de forma concisa o papel fundamental das APIs na comunicação entre aplicações web.</text:p>
      <text:h text:style-name="P4" text:outline-level="3"><text:bookmark text:name="o-que-é-uma-api?"/>O que é uma API?</text:h>
      <text:p text:style-name="P9"><text:span text:style-name="T1"/></text:p>
      <text:p text:style-name="P7">Uma API, ou Interface de Programação de Aplicativos, é um conjunto de regras e protocolos que facilita a comunicação entre diferentes aplicações. Ela viabiliza a integração entre aplicações distintas, permitindo o compartilhamento eficiente de dados e funcionalidades. As APIs são amplamente utilizadas em setores como finanças, transporte e tecnologia.</text:p>
      <text:h text:style-name="P5" text:outline-level="3"><text:bookmark text:name="como-as-apis-funcionam?"/><text:span text:style-name="T1">Como as APIs funcionam?</text:span></text:h>
      <text:p text:style-name="P9"><text:span text:style-name="T1"/></text:p>
      <text:p text:style-name="P7">As APIs atuam como pontes de comunicação entre aplicações, estabelecendo regras e protocolos a serem seguidos. Desenvolvedores disponibilizam APIs para que outras aplicações possam acessar suas funcionalidades e dados, garantindo que as regras estipuladas sejam seguidas. As APIs são acessadas por meio de URLs específicas, com solicitações resultando em respostas contendo os dados ou funcionalidades requeridos.</text:p>
      <text:h text:style-name="P4" text:outline-level="3"><text:bookmark text:name="protocolo-http"/>Protocolo HTTP</text:h>
      <text:p text:style-name="P9"><text:span text:style-name="T1"/></text:p>
      <text:p text:style-name="P7">O HTTP (Hypertext Transfer Protocol) é um protocolo fundamental para a comunicação na web. Ele define como mensagens são transmitidas entre uma API e um navegador, utilizando verbos como GET, POST, PUT, PATCH, DELETE e OPTIONS.</text:p>
      <text:h text:style-name="P4" text:outline-level="3"><text:bookmark text:name="verbos-http"/><text:soft-page-break/>Verbos HTTP</text:h>
      <text:p text:style-name="P9"><text:span text:style-name="T1"/></text:p>
      <text:p text:style-name="P7">GET: Solicita a leitura de um recurso.</text:p>
      <text:p text:style-name="P7">POST: Solicita a adição de um recurso.</text:p>
      <text:p text:style-name="P7">PUT: Solicita a alteração completa de um recurso existente.</text:p>
      <text:p text:style-name="P7">PATCH: Solicita a alteração parcial de um recurso existente.</text:p>
      <text:p text:style-name="P7">DELETE: Solicita a exclusão de um recurso.</text:p>
      <text:p text:style-name="P7">OPTIONS: Retorna os métodos permitidos na rota solicitada.</text:p>
      <text:h text:style-name="P4" text:outline-level="3"><text:bookmark text:name="requisições-e-respostas"/>Requisições e Respostas</text:h>
      <text:p text:style-name="P7">Os verbos HTTP têm propósitos específicos, como GET para leitura, POST para adição, etc. É importante consultar a documentação da API para alinhar a padronização. O status code em uma resposta indica se a requisição foi bem-sucedida ou não.</text:p>
      <text:h text:style-name="P4" text:outline-level="3"><text:bookmark text:name="conclusão"/>Conclusão</text:h>
      <text:p text:style-name="P7">As APIs desempenham um papel crucial na interconexão de aplicações web, permitindo a troca eficiente de dados e funcionalidades. Compreender o protocolo HTTP e os verbos associados é essencial para desenvolvedores, garantindo uma comunicação eficaz entre aplicações. Nas próximas aulas, aprofundaremos o conhecimento nos status codes e outros aspectos relevantes.</text:p>
      <text:p text:style-name="P6"/>
      <text:p text:style-name="P6"/>
      <text:p text:style-name="P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6:57:03.579903934</meta:creation-date>
    <dc:date>2024-02-22T17:00:15.554930464</dc:date>
    <meta:editing-duration>PT3M12S</meta:editing-duration>
    <meta:editing-cycles>1</meta:editing-cycles>
    <meta:document-statistic meta:table-count="0" meta:image-count="0" meta:object-count="0" meta:page-count="2" meta:paragraph-count="20" meta:word-count="315" meta:character-count="2123" meta:non-whitespace-character-count="1828"/>
    <meta:generator>LibreOffice/24.2.0.3$Linux_X86_64 LibreOffice_project/da48488a73ddd66ea24cf16bbc4f7b9c08e9bea1</meta:generator>
  </office:meta>
</office:document-meta>
</file>